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95000002F422FE2939DCA1A645.png" manifest:media-type="image/png"/>
  <manifest:file-entry manifest:full-path="Pictures/1000C6BC000069BB000078D27913041EA6B42AE6.wmf" manifest:media-type="image/x-wm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1cm" svg:height="22.384cm" svg:x="1cm" svg:y="2.777cm">
          <draw:image xlink:href="Pictures/1000C6BC000069BB000078D27913041EA6B42AE6.wmf" xlink:type="simple" xlink:show="embed" xlink:actuate="onLoad" loext:mime-type="image/x-wmf">
            <text:p/>
          </draw:image>
          <draw:image xlink:href="Pictures/1000020100000295000002F422FE2939DCA1A64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0$Build-2</meta:generator>
    <dc:date>2020-04-20T09:28:11.772482079</dc:date>
    <meta:editing-duration>PT1M43S</meta:editing-duration>
    <meta:editing-cycles>1</meta:editing-cycles>
    <meta:document-statistic meta:object-count="1"/>
  </office:meta>
</office:document-meta>
</file>